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A000000A0EE7F3E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draw:marker-start="" draw:marker-start-width="0.38cm" draw:marker-end="Symmetric_20_Arrow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2" draw:id="id1" draw:layer="layout" svg:width="1.849cm" svg:height="4.187cm" svg:x="5.005cm" svg:y="1.471cm">
              <text:p text:style-name="P1"><text:span text:style-name="T1">Signal</text:span></text:p>
              <text:p text:style-name="P1"><text:span text:style-name="T1">Via</text:span></text:p>
              <text:p text:style-name="P1"><text:span text:style-name="T1">Head</text:span></text:p>
            </draw:rect>
            <draw:frame draw:style-name="gr2" draw:text-style-name="P1" draw:id="id2" draw:layer="layout" svg:width="0.737cm" svg:height="2.819cm" svg:x="8.716cm" svg:y="2.146cm">
              <draw:image xlink:href="Pictures/100000000000002A000000A0EE7F3E8A.png" xlink:type="simple" xlink:show="embed" xlink:actuate="onLoad">
                <text:p/>
              </draw:image>
            </draw:frame>
            <draw:connector draw:style-name="gr3" draw:text-style-name="P1" draw:layer="layout" draw:type="lines" svg:x1="6.854cm" svg:y1="3.564cm" svg:x2="8.716cm" svg:y2="3.555cm" draw:start-shape="id1" draw:start-glue-point="1" draw:end-shape="id2" draw:end-glue-point="3" svg:d="m6854 3564h501l860-9h501">
              <text:p/>
            </draw:connector>
            <draw:g>
              <draw:custom-shape draw:style-name="gr4" draw:text-style-name="P3" draw:layer="layout" svg:width="2.018cm" svg:height="0.698cm" svg:x="2.967cm" svg:y="1.471cm">
                <text:p text:style-name="P3"><text:span text:style-name="T1">Red</text:span></text:p>
                <draw:enhanced-geometry svg:viewBox="0 0 21600 21600" draw:text-areas="0 0 21600 21600" draw:type="pentagon-right" draw:modifiers="17598.8112927192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  <draw:custom-shape draw:style-name="gr4" draw:text-style-name="P3" draw:layer="layout" svg:width="2.018cm" svg:height="0.698cm" svg:x="2.967cm" svg:y="2.169cm">
                <text:p text:style-name="P3"><text:span text:style-name="T1">Yellow</text:span></text:p>
                <draw:enhanced-geometry svg:viewBox="0 0 21600 21600" draw:text-areas="0 0 21600 21600" draw:type="pentagon-right" draw:modifiers="17598.8112927192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  <draw:custom-shape draw:style-name="gr4" draw:text-style-name="P3" draw:layer="layout" svg:width="2.018cm" svg:height="0.698cm" svg:x="2.967cm" svg:y="2.867cm">
                <text:p text:style-name="P3"><text:span text:style-name="T1">Flash Y</text:span></text:p>
                <draw:enhanced-geometry svg:viewBox="0 0 21600 21600" draw:text-areas="0 0 21600 21600" draw:type="pentagon-right" draw:modifiers="17598.8112927192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  <draw:custom-shape draw:style-name="gr4" draw:text-style-name="P3" draw:layer="layout" svg:width="2.018cm" svg:height="0.698cm" svg:x="2.967cm" svg:y="3.565cm">
                <text:p text:style-name="P3"><text:span text:style-name="T1">Green</text:span></text:p>
                <draw:enhanced-geometry svg:viewBox="0 0 21600 21600" draw:text-areas="0 0 21600 21600" draw:type="pentagon-right" draw:modifiers="17598.8112927192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  <draw:custom-shape draw:style-name="gr4" draw:text-style-name="P3" draw:layer="layout" svg:width="2.018cm" svg:height="0.698cm" svg:x="2.967cm" svg:y="4.262cm">
                <text:p text:style-name="P3"><text:span text:style-name="T1">Dark</text:span></text:p>
                <draw:enhanced-geometry svg:viewBox="0 0 21600 21600" draw:text-areas="0 0 21600 21600" draw:type="pentagon-right" draw:modifiers="17598.8112927192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  <draw:custom-shape draw:style-name="gr4" draw:text-style-name="P3" draw:layer="layout" svg:width="2.018cm" svg:height="0.698cm" svg:x="2.967cm" svg:y="4.96cm">
                <text:p text:style-name="P3"><text:span text:style-name="T1">Lunar</text:span></text:p>
                <draw:enhanced-geometry svg:viewBox="0 0 21600 21600" draw:text-areas="0 0 21600 21600" draw:type="pentagon-right" draw:modifiers="17598.8112927192" draw:enhanced-path="M 0 0 L ?f0 0 21600 10800 ?f0 21600 0 21600 Z N">
                  <draw:equation draw:name="f0" draw:formula="$0 "/>
                  <draw:handle draw:handle-position="$0 top" draw:handle-range-x-minimum="0" draw:handle-range-x-maximum="21600"/>
                </draw:enhanced-geometry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10-06-03T23:16:38</dc:date>
    <dc:creator>David Harris</dc:creator>
    <meta:editing-duration>PT04H02M40S</meta:editing-duration>
    <meta:editing-cycles>22</meta:editing-cycles>
    <meta:generator>OpenOffice.org/3.1$Unix OpenOffice.org_project/310m11$Build-9399</meta:gener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